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" svg:font-family="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Courier" fo:font-size="13pt" style:font-name-asian="Courier" style:font-size-asian="13pt" style:font-name-complex="Courier" style:font-size-complex="13pt"/>
    </style:style>
    <style:style style:name="P3" style:family="paragraph" style:parent-style-name="Standard" style:master-page-name="PM2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fo:color="#000000" style:font-name="Courier" fo:font-size="13pt" style:font-name-asian="Courier" style:font-size-asian="13pt" style:font-name-complex="Courier" style:font-size-complex="13pt"/>
    </style:style>
    <style:style style:name="T1" style:family="text">
      <style:text-properties fo:color="#000000" style:font-name="Courier" fo:font-size="12pt" style:font-name-asian="Courier" style:font-size-asian="12pt" style:font-name-complex="Courier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IT(1) <text:s text:c="34"/>Git Manual <text:s text:c="34"/>GIT(1)</text:p>
      <text:p text:style-name="P2"/>
      <text:p text:style-name="P2">NAME</text:p>
      <text:p text:style-name="P2"><text:s text:c="6"/>git - the stupid content tracker</text:p>
      <text:p text:style-name="P2"/>
      <text:p text:style-name="P2">SYNOPSIS</text:p>
      <text:p text:style-name="P2"><text:s text:c="6"/>git [--version] [--help] [-C &lt;path&gt;] [-c &lt;name&gt;=&lt;value&gt;]</text:p>
      <text:p text:style-name="P2"><text:s text:c="10"/>[--exec-path[=&lt;path&gt;]] [--html-path] [--man-path] [--info-path]</text:p>
      <text:p text:style-name="P2"><text:s text:c="10"/>[-p|--paginate|-P|--no-pager] [--no-replace-objects] [--bare]</text:p>
      <text:p text:style-name="P2"><text:s text:c="10"/>[--git-dir=&lt;path&gt;] [--work-tree=&lt;path&gt;] [--namespace=&lt;name&gt;]</text:p>
      <text:p text:style-name="P2"><text:s text:c="10"/>[--super-prefix=&lt;path&gt;]</text:p>
      <text:p text:style-name="P2"><text:s text:c="10"/>&lt;command&gt; [&lt;args&gt;]</text:p>
      <text:p text:style-name="P2"/>
      <text:p text:style-name="P2">DESCRIPTION</text:p>
      <text:p text:style-name="P2"><text:s text:c="6"/>Git is a fast, scalable, distributed revision control system with an unusually rich</text:p>
      <text:p text:style-name="P2"><text:s text:c="6"/>command set that provides both high-level operations and full access to internals.</text:p>
      <text:p text:style-name="P2"/>
      <text:p text:style-name="P2"><text:s text:c="6"/>See gittutorial(7) to get started, then see giteveryday(7) for a useful minimum set</text:p>
      <text:p text:style-name="P2"><text:s text:c="6"/>of commands. The Git Users HTML documentation is</text:p>
      <text:p text:style-name="P2"><text:s text:c="10"/>installed and exit.</text:p>
      <text:p text:style-name="P2"/>
      <text:p text:style-name="P2"><text:s text:c="6"/>--man-path</text:p>
      <text:p text:style-name="P2"><text:s text:c="10"/>Print the manpath (see man(1)) for the man pages for this version of Git and</text:p>
      <text:p text:style-name="P2"><text:s text:c="10"/>exit.</text:p>
      <text:p text:style-name="P2"/>
      <text:p text:style-name="P2"><text:s text:c="6"/>--info-path</text:p>
      <text:p text:style-name="P2"><text:s text:c="10"/>Print the path where the Info files documenting this version of Git are installed</text:p>
      <text:p text:style-name="P2"><text:s text:c="10"/>and exit.</text:p>
      <text:p text:style-name="P2"/>
      <text:p text:style-name="P2"><text:s text:c="6"/>-p, --paginate</text:p>
      <text:p text:style-name="P2"><text:s text:c="10"/>Pipe all output into less (or if set, $PAGER) if <text:soft-page-break/>standard output is a terminal.</text:p>
      <text:p text:style-name="P2"><text:s text:c="10"/>This overrides the pager.&lt;cmd&gt; configuration options (see the "Configuration</text:p>
      <text:p text:style-name="P2"><text:s text:c="10"/>Mechanism" section below).</text:p>
      <text:p text:style-name="P2"/>
      <text:p text:style-name="P2"><text:s text:c="6"/>-P, --no-pager</text:p>
      <text:p text:style-name="P2"><text:s text:c="10"/>Do not pipe Git output into a pager.</text:p>
      <text:p text:style-name="P2"/>
      <text:p text:style-name="P2"><text:s text:c="6"/>--git-dir=&lt;path&gt;</text:p>
      <text:p text:style-name="P2"><text:s text:c="10"/>Set the path to the repository. This can also be controlled by setting the</text:p>
      <text:p text:style-name="P2"><text:s text:c="10"/>GIT_DIR environment variable. It can be an absolute path or relative path to</text:p>
      <text:p text:style-name="P2"><text:s text:c="10"/>current working directory.</text:p>
      <text:p text:style-name="P2"/>
      <text:p text:style-name="P2"><text:s text:c="6"/>--work-tree=&lt;path&gt;</text:p>
      <text:p text:style-name="P2"><text:s text:c="10"/>Set the path to the working tree. It can be an absolute path or a path relative</text:p>
      <text:p text:style-name="P2"><text:s text:c="10"/>to the current working directory. This can also be controlled by setting the</text:p>
      <text:p text:style-name="P2"><text:s text:c="10"/>GIT_WORK_TREE environment variable and the core.worktree configuration variable</text:p>
      <text:p text:style-name="P2"><text:s text:c="10"/>(see core.worktree in git-config(1) for a more detailed discussion).</text:p>
      <text:p text:style-name="P2"/>
      <text:p text:style-name="P2"><text:s text:c="6"/>--namespace=&lt;path&gt;</text:p>
      <text:p text:style-name="P2"><text:s text:c="10"/>Set the Git namespace. See gitnamespaces(7) for more details. Equivalent to</text:p>
      <text:p text:style-name="P2"><text:s text:c="10"/>setting the GIT_NAMESPACE environment variable.</text:p>
      <text:p text:style-name="P2"/>
      <text:p text:style-name="P2"><text:s text:c="6"/>--super-prefix=&lt;path&gt;</text:p>
      <text:p text:style-name="P2"><text:s text:c="10"/>Currently for internal use only. Set a prefix which gives a path from above a</text:p>
      <text:p text:style-name="P2"><text:s text:c="10"/>repository down to its root. One use is to give submodules context about the</text:p>
      <text:p text:style-name="P2"><text:s text:c="10"/>superproject that invoked it.</text:p>
      <text:p text:style-name="P2"/>
      <text:p text:style-name="P2"><text:s text:c="6"/>--bare</text:p>
      <text:p text:style-name="P2"><text:s text:c="10"/>Treat the repository as a bare repository. If GIT_DIR environment is not set, it</text:p>
      <text:p text:style-name="P2"><text:s text:c="10"/>is set to the current working directory.</text:p>
      <text:p text:style-name="P2"><text:soft-page-break/></text:p>
      <text:p text:style-name="P2"><text:s text:c="6"/>--no-replace-objects</text:p>
      <text:p text:style-name="P2"><text:s text:c="10"/>Do not use replacement refs to replace Git objects. See git-replace(1) for more</text:p>
      <text:p text:style-name="P2"><text:s text:c="10"/>information.</text:p>
      <text:p text:style-name="P2"/>
      <text:p text:style-name="P2"><text:s text:c="6"/>--literal-pathspecs</text:p>
      <text:p text:style-name="P2"><text:s text:c="10"/>Treat pathspecs literally (i.e. no globbing, no pathspec magic). This is</text:p>
      <text:p text:style-name="P2"><text:s text:c="10"/>equivalent to setting the GIT_LITERAL_PATHSPECS environment variable to 1.</text:p>
      <text:p text:style-name="P2"/>
      <text:p text:style-name="P2"><text:s text:c="6"/>--glob-pathspecs</text:p>
      <text:p text:style-name="P2"><text:s text:c="10"/>Add "glob" magic to all pathspec. This is equivalent to setting the</text:p>
      <text:p text:style-name="P2"><text:s text:c="10"/>GIT_GLOB_PATHSPECS environment variable to 1. Disabling globbing on individual</text:p>
      <text:p text:style-name="P2"><text:s text:c="10"/>pathspecs can be done using pathspec magic ":(literal)"</text:p>
      <text:p text:style-name="P2"/>
      <text:p text:style-name="P2"><text:s text:c="6"/>--noglob-pathspecs</text:p>
      <text:p text:style-name="P2"><text:s text:c="10"/>Add "literal" magic to all pathspec. This is equivalent to setting the</text:p>
      <text:p text:style-name="P2"><text:s text:c="10"/>GIT_NOGLOB_PATHSPECS environment variable to 1. Enabling globbing on individual</text:p>
      <text:p text:style-name="P2"><text:s text:c="10"/>pathspecs can be done using pathspec magic ":(glob)"</text:p>
      <text:p text:style-name="P2"/>
      <text:p text:style-name="P2"><text:s text:c="6"/>--icase-pathspecs</text:p>
      <text:p text:style-name="P2"><text:s text:c="10"/>Add "icase" magic to all pathspec. This is equivalent to setting the</text:p>
      <text:p text:style-name="P2"><text:s text:c="10"/>GIT_ICASE_PATHSPECS environment variable to 1.</text:p>
      <text:p text:style-name="P2"/>
      <text:p text:style-name="P2"><text:s text:c="6"/>--no-optional-locks</text:p>
      <text:p text:style-name="P2"><text:s text:c="10"/>Do not perform optional operations that require locks. This is equivalent to</text:p>
      <text:p text:style-name="P2"><text:s text:c="10"/>setting the GIT_OPTIONAL_LOCKS to 0.</text:p>
      <text:p text:style-name="P2"/>
      <text:p text:style-name="P2"><text:s text:c="6"/>--list-cmds=group[,group...]</text:p>
      <text:p text:style-name="P2"><text:s text:c="10"/>List commands by group. This is an internal/experimental option and may change or</text:p>
      <text:p text:style-name="P2"><text:soft-page-break/><text:s text:c="10"/>be removed in the future. Supported groups are: builtins, parseopt (builtin</text:p>
      <text:p text:style-name="P2"><text:s text:c="10"/>commands that use parse-options), main (all commands in libexec directory),</text:p>
      <text:p text:style-name="P2"><text:s text:c="10"/>others (all other commands in $PATH that have git- prefix), list-&lt;category&gt; (see</text:p>
      <text:p text:style-name="P2"><text:s text:c="10"/>categories in command-list.txt), nohelpers (exclude helper commands), alias and</text:p>
      <text:p text:style-name="P2"><text:s text:c="10"/>config (retrieve command list from config variable completion.commands)</text:p>
      <text:p text:style-name="P2"/>
      <text:p text:style-name="P2">GIT COMMANDS</text:p>
      <text:p text:style-name="P2"><text:s text:c="6"/>We divide Git into high level ("porcelain") commands and low level ("plumbing")</text:p>
      <text:p text:style-name="P2"><text:s text:c="6"/>commands.</text:p>
      <text:p text:style-name="P2"/>
      <text:p text:style-name="P2">HIGH-LEVEL COMMANDS (PORCELAIN)</text:p>
      <text:p text:style-name="P2"><text:s text:c="6"/>We separate the porcelain commands into the main commands and some ancillary user</text:p>
      <text:p text:style-name="P2"><text:s text:c="6"/>utilities.</text:p>
      <text:p text:style-name="P2"/>
      <text:p text:style-name="P2"><text:s text:c="2"/>Main porcelain commands</text:p>
      <text:p text:style-name="P2"><text:s text:c="6"/>git-add(1)</text:p>
      <text:p text:style-name="P2"><text:s text:c="10"/>Add file contents to the index.</text:p>
      <text:p text:style-name="P2"/>
      <text:p text:style-name="P2"><text:s text:c="6"/>git-am(1)</text:p>
      <text:p text:style-name="P2"><text:s text:c="10"/>Apply a series of patches from a mailbox.</text:p>
      <text:p text:style-name="P2"/>
      <text:p text:style-name="P2"><text:s text:c="6"/>git-archive(1)</text:p>
      <text:p text:style-name="P2"><text:s text:c="10"/>Create an archive of files from a named tree.</text:p>
      <text:p text:style-name="P2"/>
      <text:p text:style-name="P2"><text:s text:c="6"/>git-bisect(1)</text:p>
      <text:p text:style-name="P2"><text:s text:c="10"/>Use binary search to find the commit that introduced a bug.</text:p>
      <text:p text:style-name="P2"/>
      <text:p text:style-name="P2"><text:s text:c="6"/>git-branch(1)</text:p>
      <text:p text:style-name="P2"><text:s text:c="10"/>List, create, or delete branches.</text:p>
      <text:p text:style-name="P2"/>
      <text:p text:style-name="P2"><text:s text:c="6"/>git-bundle(1)</text:p>
      <text:p text:style-name="P2"><text:s text:c="10"/>Move objects and refs by archive.</text:p>
      <text:p text:style-name="P2"/>
      <text:p text:style-name="P2"><text:soft-page-break/><text:s text:c="6"/>git-checkout(1)</text:p>
      <text:p text:style-name="P2"><text:s text:c="10"/>Switch branches or restore working tree files.</text:p>
      <text:p text:style-name="P2"/>
      <text:p text:style-name="P2"><text:s text:c="6"/>git-cherry-pick(1)</text:p>
      <text:p text:style-name="P2"><text:s text:c="10"/>Apply the changes introduced by some existing commits.</text:p>
      <text:p text:style-name="P2"/>
      <text:p text:style-name="P2"><text:s text:c="6"/>git-citool(1)</text:p>
      <text:p text:style-name="P2"><text:s text:c="10"/>Graphical alternative to git-commit.</text:p>
      <text:p text:style-name="P2"/>
      <text:p text:style-name="P2"><text:s text:c="6"/>git-clean(1)</text:p>
      <text:p text:style-name="P2"><text:s text:c="10"/>Remove untracked files from the working tree.</text:p>
      <text:p text:style-name="P2"/>
      <text:p text:style-name="P2"><text:s text:c="6"/>git-clone(1)</text:p>
      <text:p text:style-name="P2"><text:s text:c="10"/>Clone a repository into a new directory.</text:p>
      <text:p text:style-name="P2"/>
      <text:p text:style-name="P2"><text:s text:c="6"/>git-commit(1)</text:p>
      <text:p text:style-name="P2"><text:s text:c="10"/>Record changes to the repository.</text:p>
      <text:p text:style-name="P2"/>
      <text:p text:style-name="P2"><text:s text:c="6"/>git-describe(1)</text:p>
      <text:p text:style-name="P2"><text:s text:c="10"/>Give an object a human readable name based on an available ref.</text:p>
      <text:p text:style-name="P2"/>
      <text:p text:style-name="P2"><text:s text:c="6"/>git-diff(1)</text:p>
      <text:p text:style-name="P2"><text:s text:c="10"/>Show changes between commits, commit and working tree, etc.</text:p>
      <text:p text:style-name="P2"/>
      <text:p text:style-name="P2"><text:s text:c="6"/>git-fetch(1)</text:p>
      <text:p text:style-name="P2"><text:s text:c="10"/>Download objects and refs from another repository.</text:p>
      <text:p text:style-name="P2"/>
      <text:p text:style-name="P2"><text:s text:c="6"/>git-format-patch(1)</text:p>
      <text:p text:style-name="P2"><text:s text:c="10"/>Prepare patches for e-mail submission.</text:p>
      <text:p text:style-name="P2"/>
      <text:p text:style-name="P2"><text:s text:c="6"/>git-gc(1)</text:p>
      <text:p text:style-name="P2"><text:s text:c="10"/>Cleanup unnecessary files and optimize the local repository.</text:p>
      <text:p text:style-name="P2"/>
      <text:p text:style-name="P2"><text:s text:c="6"/>git-grep(1)</text:p>
      <text:p text:style-name="P2"><text:s text:c="10"/>Print lines matching a pattern.</text:p>
      <text:p text:style-name="P2"/>
      <text:p text:style-name="P2"><text:s text:c="6"/>git-gui(1)</text:p>
      <text:p text:style-name="P2"><text:soft-page-break/><text:s text:c="10"/>A portable graphical interface to Git.</text:p>
      <text:p text:style-name="P2"/>
      <text:p text:style-name="P2"><text:s text:c="6"/>git-init(1)</text:p>
      <text:p text:style-name="P2"><text:s text:c="10"/>Create an empty Git repository or reinitialize an existing one.</text:p>
      <text:p text:style-name="P2"/>
      <text:p text:style-name="P2"><text:s text:c="6"/>git-log(1)</text:p>
      <text:p text:style-name="P2"><text:s text:c="10"/>Show commit logs.</text:p>
      <text:p text:style-name="P2"/>
      <text:p text:style-name="P2"><text:s text:c="6"/>git-merge(1)</text:p>
      <text:p text:style-name="P2"><text:s text:c="10"/>Join two or more development histories together.</text:p>
      <text:p text:style-name="P2"/>
      <text:p text:style-name="P2"><text:s text:c="6"/>git-mv(1)</text:p>
      <text:p text:style-name="P2"><text:s text:c="10"/>Move or rename a file, a directory, or a symlink.</text:p>
      <text:p text:style-name="P2"/>
      <text:p text:style-name="P2"><text:s text:c="6"/>git-notes(1)</text:p>
      <text:p text:style-name="P2"><text:s text:c="10"/>Add or inspect object notes.</text:p>
      <text:p text:style-name="P2"/>
      <text:p text:style-name="P2"><text:s text:c="6"/>git-pull(1)</text:p>
      <text:p text:style-name="P2"><text:s text:c="10"/>Fetch from and integrate with another repository or a local branch.</text:p>
      <text:p text:style-name="P2"/>
      <text:p text:style-name="P2"><text:s text:c="6"/>git-push(1)</text:p>
      <text:p text:style-name="P2"><text:s text:c="10"/>Update remote refs along with associated objects.</text:p>
      <text:p text:style-name="P2"/>
      <text:p text:style-name="P2"><text:s text:c="6"/>git-range-diff(1)</text:p>
      <text:p text:style-name="P2"><text:s text:c="10"/>Compare two commit ranges (e.g. two versions of a branch).</text:p>
      <text:p text:style-name="P2"/>
      <text:p text:style-name="P2"><text:s text:c="6"/>git-rebase(1)</text:p>
      <text:p text:style-name="P2"><text:s text:c="10"/>Reapply commits on top of another base tip.</text:p>
      <text:p text:style-name="P2"/>
      <text:p text:style-name="P2"><text:s text:c="6"/>git-reset(1)</text:p>
      <text:p text:style-name="P2"><text:s text:c="10"/>Reset current HEAD to the specified state.</text:p>
      <text:p text:style-name="P2"/>
      <text:p text:style-name="P2"><text:s text:c="6"/>git-restore(1)</text:p>
      <text:p text:style-name="P2"><text:s text:c="10"/>Restore working tree files.</text:p>
      <text:p text:style-name="P2"/>
      <text:p text:style-name="P2"><text:s text:c="6"/>git-revert(1)</text:p>
      <text:p text:style-name="P2"><text:s text:c="10"/>Revert some existing commits.</text:p>
      <text:p text:style-name="P2"/>
      <text:p text:style-name="P2"><text:soft-page-break/><text:s text:c="6"/>git-rm(1)</text:p>
      <text:p text:style-name="P2"><text:s text:c="10"/>Remove files from the working tree and from the index.</text:p>
      <text:p text:style-name="P2"/>
      <text:p text:style-name="P2"><text:s text:c="6"/>git-shortlog(1)</text:p>
      <text:p text:style-name="P2"><text:s text:c="10"/>Summarize git log output.</text:p>
      <text:p text:style-name="P2"/>
      <text:p text:style-name="P2"><text:s text:c="6"/>git-show(1)</text:p>
      <text:p text:style-name="P2"><text:s text:c="10"/>Show various types of objects.</text:p>
      <text:p text:style-name="P2"/>
      <text:p text:style-name="P2"><text:s text:c="6"/>git-sparse-checkout(1)</text:p>
      <text:p text:style-name="P2"><text:s text:c="10"/>Initialize and modify the sparse-checkout.</text:p>
      <text:p text:style-name="P2"/>
      <text:p text:style-name="P2"><text:s text:c="6"/>git-stash(1)</text:p>
      <text:p text:style-name="P2"><text:s text:c="10"/>Stash the changes in a dirty working directory away.</text:p>
      <text:p text:style-name="P2"/>
      <text:p text:style-name="P2"><text:s text:c="6"/>git-status(1)</text:p>
      <text:p text:style-name="P2"><text:s text:c="10"/>Show the working tree status.</text:p>
      <text:p text:style-name="P2"/>
      <text:p text:style-name="P2"><text:s text:c="6"/>git-submodule(1)</text:p>
      <text:p text:style-name="P2"><text:s text:c="10"/>Initialize, update or inspect submodules.</text:p>
      <text:p text:style-name="P2"/>
      <text:p text:style-name="P2"><text:s text:c="6"/>git-switch(1)</text:p>
      <text:p text:style-name="P2"><text:s text:c="10"/>Switch branches.</text:p>
      <text:p text:style-name="P2"/>
      <text:p text:style-name="P2"><text:s text:c="6"/>git-tag(1)</text:p>
      <text:p text:style-name="P2"><text:s text:c="10"/>Create, list, delete or verify a tag object signed with GPG.</text:p>
      <text:p text:style-name="P2"/>
      <text:p text:style-name="P2"><text:s text:c="6"/>git-worktree(1)</text:p>
      <text:p text:style-name="P2"><text:s text:c="10"/>Manage multiple working trees.</text:p>
      <text:p text:style-name="P2"/>
      <text:p text:style-name="P2"><text:s text:c="6"/>gitk(1)</text:p>
      <text:p text:style-name="P2"><text:s text:c="10"/>The Git repository browser.</text:p>
      <text:p text:style-name="P2"/>
      <text:p text:style-name="P2"><text:s text:c="2"/>Ancillary Commands</text:p>
      <text:p text:style-name="P2"><text:s text:c="6"/>Manipulators:</text:p>
      <text:p text:style-name="P2"/>
      <text:p text:style-name="P2"><text:s text:c="6"/>git-config(1)</text:p>
      <text:p text:style-name="P2"><text:s text:c="10"/>Get and set repository or global options.</text:p>
      <text:p text:style-name="P2"><text:soft-page-break/></text:p>
      <text:p text:style-name="P2"><text:s text:c="6"/>git-fast-export(1)</text:p>
      <text:p text:style-name="P2"><text:s text:c="10"/>Git data exporter.</text:p>
      <text:p text:style-name="P2"/>
      <text:p text:style-name="P2"><text:s text:c="6"/>git-fast-import(1)</text:p>
      <text:p text:style-name="P2"><text:s text:c="10"/>Backend for fast Git data importers.</text:p>
      <text:p text:style-name="P2"/>
      <text:p text:style-name="P2"><text:s text:c="6"/>git-filter-branch(1)</text:p>
      <text:p text:style-name="P2"><text:s text:c="10"/>Rewrite branches.</text:p>
      <text:p text:style-name="P2"/>
      <text:p text:style-name="P2"><text:s text:c="6"/>git-mergetool(1)</text:p>
      <text:p text:style-name="P2"><text:s text:c="10"/>Run merge conflict resolution tools to resolve merge conflicts.</text:p>
      <text:p text:style-name="P2"/>
      <text:p text:style-name="P2"><text:s text:c="6"/>git-pack-refs(1)</text:p>
      <text:p text:style-name="P2"><text:s text:c="10"/>Pack heads and tags for efficient repository access.</text:p>
      <text:p text:style-name="P2"/>
      <text:p text:style-name="P2"><text:s text:c="6"/>git-prune(1)</text:p>
      <text:p text:style-name="P2"><text:s text:c="10"/>Prune all unreachable objects from the object database.</text:p>
      <text:p text:style-name="P2"/>
      <text:p text:style-name="P2"><text:s text:c="6"/>git-reflog(1)</text:p>
      <text:p text:style-name="P2"><text:s text:c="10"/>Manage reflog information.</text:p>
      <text:p text:style-name="P2"/>
      <text:p text:style-name="P2"><text:s text:c="6"/>git-remote(1)</text:p>
      <text:p text:style-name="P2"><text:s text:c="10"/>Manage set of tracked repositories.</text:p>
      <text:p text:style-name="P2"/>
      <text:p text:style-name="P2"><text:s text:c="6"/>git-repack(1)</text:p>
      <text:p text:style-name="P2"><text:s text:c="10"/>Pack unpacked objects in a repository.</text:p>
      <text:p text:style-name="P2"/>
      <text:p text:style-name="P2"><text:s text:c="6"/>git-replace(1)</text:p>
      <text:p text:style-name="P2"><text:s text:c="10"/>Create, list, delete refs to replace objects.</text:p>
      <text:p text:style-name="P2"/>
      <text:p text:style-name="P2"><text:s text:c="6"/>Interrogators:</text:p>
      <text:p text:style-name="P2"/>
      <text:p text:style-name="P2"><text:s text:c="6"/>git-annotate(1)</text:p>
      <text:p text:style-name="P2"><text:s text:c="10"/>Annotate file lines with commit information.</text:p>
      <text:p text:style-name="P2"/>
      <text:p text:style-name="P2"><text:s text:c="6"/>git-blame(1)</text:p>
      <text:p text:style-name="P2"><text:s text:c="10"/>Show what revision and author last modified each line of a file.</text:p>
      <text:p text:style-name="P2"><text:soft-page-break/></text:p>
      <text:p text:style-name="P2"><text:s text:c="6"/>git-count-objects(1)</text:p>
      <text:p text:style-name="P2"><text:s text:c="10"/>Count unpacked number of objects and their disk consumption.</text:p>
      <text:p text:style-name="P2"/>
      <text:p text:style-name="P2"><text:s text:c="6"/>git-difftool(1)</text:p>
      <text:p text:style-name="P2"><text:s text:c="10"/>Show changes using common diff tools.</text:p>
      <text:p text:style-name="P2"/>
      <text:p text:style-name="P2"><text:s text:c="6"/>git-fsck(1)</text:p>
      <text:p text:style-name="P2"><text:s text:c="10"/>Verifies the connectivity and validity of the objects in the database.</text:p>
      <text:p text:style-name="P2"/>
      <text:p text:style-name="P2"><text:s text:c="6"/>git-help(1)</text:p>
      <text:p text:style-name="P2"><text:s text:c="10"/>Display help information about Git.</text:p>
      <text:p text:style-name="P2"/>
      <text:p text:style-name="P2"><text:s text:c="6"/>git-instaweb(1)</text:p>
      <text:p text:style-name="P2"><text:s text:c="10"/>Instantly browse your working repository in gitweb.</text:p>
      <text:p text:style-name="P2"/>
      <text:p text:style-name="P2"><text:s text:c="6"/>git-merge-tree(1)</text:p>
      <text:p text:style-name="P2"><text:s text:c="10"/>Show three-way merge without touching index.</text:p>
      <text:p text:style-name="P2"/>
      <text:p text:style-name="P2"><text:s text:c="6"/>git-rerere(1)</text:p>
      <text:p text:style-name="P2"><text:s text:c="10"/>Reuse recorded resolution of conflicted merges.</text:p>
      <text:p text:style-name="P2"/>
      <text:p text:style-name="P2"><text:s text:c="6"/>git-show-branch(1)</text:p>
      <text:p text:style-name="P2"><text:s text:c="10"/>Show branches and their commits.</text:p>
      <text:p text:style-name="P2"/>
      <text:p text:style-name="P2"><text:s text:c="6"/>git-verify-commit(1)</text:p>
      <text:p text:style-name="P2"><text:s text:c="10"/>Check the GPG signature of commits.</text:p>
      <text:p text:style-name="P2"/>
      <text:p text:style-name="P2"><text:s text:c="6"/>git-verify-tag(1)</text:p>
      <text:p text:style-name="P2"><text:s text:c="10"/>Check the GPG signature of tags.</text:p>
      <text:p text:style-name="P2"/>
      <text:p text:style-name="P2"><text:s text:c="6"/>git-whatchanged(1)</text:p>
      <text:p text:style-name="P2"><text:s text:c="10"/>Show logs with difference each commit introduces.</text:p>
      <text:p text:style-name="P2"/>
      <text:p text:style-name="P2"><text:s text:c="6"/>gitweb(1)</text:p>
      <text:p text:style-name="P2"><text:s text:c="10"/>Git web interface (web frontend to Git repositories).</text:p>
      <text:p text:style-name="P2"/>
      <text:p text:style-name="P2"><text:soft-page-break/><text:s text:c="2"/>Interacting with Others</text:p>
      <text:p text:style-name="P2"><text:s text:c="6"/>These commands are to interact with foreign SCM and with other people via patch over</text:p>
      <text:p text:style-name="P2"><text:s text:c="6"/>e-mail.</text:p>
      <text:p text:style-name="P2"/>
      <text:p text:style-name="P2"><text:s text:c="6"/>git-archimport(1)</text:p>
      <text:p text:style-name="P2"><text:s text:c="10"/>Import a GNU Arch repository into Git.</text:p>
      <text:p text:style-name="P2"/>
      <text:p text:style-name="P2"><text:s text:c="6"/>git-cvsexportcommit(1)</text:p>
      <text:p text:style-name="P2"><text:s text:c="10"/>Export a single commit to a CVS checkout.</text:p>
      <text:p text:style-name="P2"/>
      <text:p text:style-name="P2"><text:s text:c="6"/>git-cvsimport(1)</text:p>
      <text:p text:style-name="P2"><text:s text:c="10"/>Salvage your data out of another SCM people love to hate.</text:p>
      <text:p text:style-name="P2"/>
      <text:p text:style-name="P2"><text:s text:c="6"/>git-cvsserver(1)</text:p>
      <text:p text:style-name="P2"><text:s text:c="10"/>A CVS server emulator for Git.</text:p>
      <text:p text:style-name="P2"/>
      <text:p text:style-name="P2"><text:s text:c="6"/>git-imap-send(1)</text:p>
      <text:p text:style-name="P2"><text:s text:c="10"/>Send a collection of patches from stdin to an IMAP folder.</text:p>
      <text:p text:style-name="P2"/>
      <text:p text:style-name="P2"><text:s text:c="6"/>git-p4(1)</text:p>
      <text:p text:style-name="P2"><text:s text:c="10"/>Import from and submit to Perforce repositories.</text:p>
      <text:p text:style-name="P2"/>
      <text:p text:style-name="P2"><text:s text:c="6"/>git-quiltimport(1)</text:p>
      <text:p text:style-name="P2"><text:s text:c="10"/>Applies a quilt patchset onto the current branch.</text:p>
      <text:p text:style-name="P2"/>
      <text:p text:style-name="P2"><text:s text:c="6"/>git-request-pull(1)</text:p>
      <text:p text:style-name="P2"><text:s text:c="10"/>Generates a summary of pending changes.</text:p>
      <text:p text:style-name="P2"/>
      <text:p text:style-name="P2"><text:s text:c="6"/>git-send-email(1)</text:p>
      <text:p text:style-name="P2"><text:s text:c="10"/>Send a collection of patches as emails.</text:p>
      <text:p text:style-name="P2"/>
      <text:p text:style-name="P2"><text:s text:c="6"/>git-svn(1)</text:p>
      <text:p text:style-name="P2"><text:s text:c="10"/>Bidirectional operation between a Subversion repository and Git.</text:p>
      <text:p text:style-name="P2"/>
      <text:p text:style-name="P2"><text:s text:c="2"/>Reset, restore and revert</text:p>
      <text:p text:style-name="P2"><text:s text:c="6"/>There are three commands with similar names: git reset, git restore and git revert.</text:p>
      <text:p text:style-name="P2"><text:soft-page-break/></text:p>
      <text:p text:style-name="P2"><text:s text:c="9"/>git-restore(1) is about restoring files in the working tree from either the index</text:p>
      <text:p text:style-name="P2"><text:s text:c="10"/>or another commit. This command does not update your branch. The command can also</text:p>
      <text:p text:style-name="P2"><text:s text:c="10"/>be used to restore files in the index from another commit.</text:p>
      <text:p text:style-name="P2"/>
      <text:p text:style-name="P2"><text:s text:c="6"/>s contents.</text:p>
      <text:p text:style-name="P2"/>
      <text:p text:style-name="P2"><text:s text:c="6"/>git-var(1)</text:p>
      <text:p text:style-name="P2"><text:s text:c="10"/>Show a Git logical variable.</text:p>
      <text:p text:style-name="P2"/>
      <text:p text:style-name="P2"><text:s text:c="6"/>git-verify-pack(1)</text:p>
      <text:p text:style-name="P2"><text:s text:c="10"/>Validate packed Git archive files.</text:p>
      <text:p text:style-name="P2"/>
      <text:p text:style-name="P2"><text:s text:c="6"/>In general, the interrogate commands do not touch the files in the working tree.</text:p>
      <text:p text:style-name="P2"/>
      <text:p text:style-name="P2"><text:s text:c="2"/>Syncing repositories</text:p>
      <text:p text:style-name="P2"><text:s text:c="6"/>git-daemon(1)</text:p>
      <text:p text:style-name="P2"><text:s text:c="10"/>A really simple server for Git repositories.</text:p>
      <text:p text:style-name="P2"/>
      <text:p text:style-name="P2"><text:s text:c="6"/>git-fetch-pack(1)</text:p>
      <text:p text:style-name="P2"><text:s text:c="10"/>Receive missing objects from another repository.</text:p>
      <text:p text:style-name="P2"/>
      <text:p text:style-name="P2"><text:s text:c="6"/>git-http-backend(1)</text:p>
      <text:p text:style-name="P2"><text:s text:c="10"/>Server side implementation of Git over HTTP.</text:p>
      <text:p text:style-name="P2"/>
      <text:p text:style-name="P2"><text:s text:c="6"/>git-send-pack(1)</text:p>
      <text:p text:style-name="P2"><text:s text:c="10"/>Push objects over Git protocol to another repository.</text:p>
      <text:p text:style-name="P2"/>
      <text:p text:style-name="P2"><text:s text:c="6"/>git-update-server-info(1)</text:p>
      <text:p text:style-name="P2"><text:s text:c="10"/>Update auxiliary info file to help dumb servers.</text:p>
      <text:p text:style-name="P2"/>
      <text:p text:style-name="P2"><text:s text:c="6"/>The following are helper commands used by the above; end users typically do not use</text:p>
      <text:p text:style-name="P2"><text:s text:c="6"/>them directly.</text:p>
      <text:p text:style-name="P2"/>
      <text:p text:style-name="P2"><text:s text:c="6"/>git-http-fetch(1)</text:p>
      <text:p text:style-name="P2"><text:soft-page-break/><text:s text:c="10"/>Download from a remote Git repository via HTTP.</text:p>
      <text:p text:style-name="P2"/>
      <text:p text:style-name="P2"><text:s text:c="6"/>git-http-push(1)</text:p>
      <text:p text:style-name="P2"><text:s text:c="10"/>Push objects over HTTP/DAV to another repository.</text:p>
      <text:p text:style-name="P2"/>
      <text:p text:style-name="P2"><text:s text:c="6"/>git-parse-remote(1)</text:p>
      <text:p text:style-name="P2"><text:s text:c="10"/>Routines to help parsing remote repository access parameters.</text:p>
      <text:p text:style-name="P2"/>
      <text:p text:style-name="P2"><text:s text:c="6"/>git-receive-pack(1)</text:p>
      <text:p text:style-name="P2"><text:s text:c="10"/>Receive what is pushed into the repository.</text:p>
      <text:p text:style-name="P2"/>
      <text:p text:style-name="P2"><text:s text:c="6"/>git-shell(1)</text:p>
      <text:p text:style-name="P2"><text:s text:c="10"/>Restricted login shell for Git-only SSH access.</text:p>
      <text:p text:style-name="P2"/>
      <text:p text:style-name="P2"><text:s text:c="6"/>git-upload-archive(1)</text:p>
      <text:p text:style-name="P2"><text:s text:c="10"/>Send archive back to git-archive.</text:p>
      <text:p text:style-name="P2"/>
      <text:p text:style-name="P2"><text:s text:c="6"/>git-upload-pack(1)</text:p>
      <text:p text:style-name="P2"><text:s text:c="10"/>Send objects packed back to git-fetch-pack.</text:p>
      <text:p text:style-name="P2"/>
      <text:p text:style-name="P2"><text:s text:c="2"/>Internal helper commands</text:p>
      <text:p text:style-name="P2"><text:s text:c="6"/>These are internal helper commands used by other commands; end users typically do not</text:p>
      <text:p text:style-name="P2"><text:s text:c="6"/>use them directly.</text:p>
      <text:p text:style-name="P2"/>
      <text:p text:style-name="P2"><text:s text:c="6"/>git-check-attr(1)</text:p>
      <text:p text:style-name="P2"><text:s text:c="10"/>Display gitattributes information.</text:p>
      <text:p text:style-name="P2"/>
      <text:p text:style-name="P2"><text:s text:c="6"/>git-check-ignore(1)</text:p>
      <text:p text:style-name="P2"><text:s text:c="10"/>Debug gitignore / exclude files.</text:p>
      <text:p text:style-name="P2"/>
      <text:p text:style-name="P2"><text:s text:c="6"/>git-check-mailmap(1)</text:p>
      <text:p text:style-name="P2"><text:s text:c="10"/>Show canonical names and email addresses of contacts.</text:p>
      <text:p text:style-name="P2"/>
      <text:p text:style-name="P2"><text:s text:c="6"/>git-check-ref-format(1)</text:p>
      <text:p text:style-name="P2"><text:s text:c="10"/>Ensures that a reference name is well formed.</text:p>
      <text:p text:style-name="P2"/>
      <text:p text:style-name="P2"><text:s text:c="6"/>git-column(1)</text:p>
      <text:p text:style-name="P2"><text:s text:c="10"/>Display data in columns.</text:p>
      <text:p text:style-name="P2"><text:soft-page-break/></text:p>
      <text:p text:style-name="P2"><text:s text:c="6"/>git-credential(1)</text:p>
      <text:p text:style-name="P2"><text:s text:c="10"/>Retrieve and store user credentials.</text:p>
      <text:p text:style-name="P2"/>
      <text:p text:style-name="P2"><text:s text:c="6"/>git-credential-cache(1)</text:p>
      <text:p text:style-name="P2"><text:s text:c="10"/>Helper to temporarily store passwords in memory.</text:p>
      <text:p text:style-name="P2"/>
      <text:p text:style-name="P2"><text:s text:c="6"/>git-credential-store(1)</text:p>
      <text:p text:style-name="P2"><text:s text:c="10"/>Helper to store credentials on disk.</text:p>
      <text:p text:style-name="P2"/>
      <text:p text:style-name="P2"><text:s text:c="6"/>git-fmt-merge-msg(1)</text:p>
      <text:p text:style-name="P2"><text:s text:c="10"/>Produce a merge commit message.</text:p>
      <text:p text:style-name="P2"/>
      <text:p text:style-name="P2"><text:s text:c="6"/>git-interpret-trailers(1)</text:p>
      <text:p text:style-name="P2"><text:s text:c="10"/>Add or parse structured information in commit messages.</text:p>
      <text:p text:style-name="P2"/>
      <text:p text:style-name="P2"><text:s text:c="6"/>git-mailinfo(1)</text:p>
      <text:p text:style-name="P2"><text:s text:c="10"/>Extracts patch and authorship from a single e-mail message.</text:p>
      <text:p text:style-name="P2"/>
      <text:p text:style-name="P2"><text:s text:c="6"/>git-mailsplit(1)</text:p>
      <text:p text:style-name="P2"><text:s text:c="10"/>Simple UNIX mbox splitter program.</text:p>
      <text:p text:style-name="P2"/>
      <text:p text:style-name="P2"><text:s text:c="6"/>git-merge-one-file(1)</text:p>
      <text:p text:style-name="P2"><text:s text:c="10"/>The standard helper program to use with git-merge-index.</text:p>
      <text:p text:style-name="P2"/>
      <text:p text:style-name="P2"><text:s text:c="6"/>git-patch-id(1)</text:p>
      <text:p text:style-name="P2"><text:s text:c="10"/>Compute unique ID for a patch.</text:p>
      <text:p text:style-name="P2"/>
      <text:p text:style-name="P2"><text:s text:c="6"/>git-sh-i18n(1)</text:p>
      <text:p text:style-name="P2"><text:s text:c="10"/>Gitt affect existing index files. By default index file version</text:p>
      <text:p text:style-name="P2"><text:s text:c="10"/>2 or 3 is used. See git-update-index(1) for more information.</text:p>
      <text:p text:style-name="P2"/>
      <text:p text:style-name="P2"><text:s text:c="6"/>GIT_OBJECT_DIRECTORY</text:p>
      <text:p text:style-name="P2"><text:s text:c="10"/>If the object storage directory is specified via this environment variable then</text:p>
      <text:p text:style-name="P2"><text:s text:c="10"/>the sha1 directories are created underneath - <text:soft-page-break/>otherwise the default</text:p>
      <text:p text:style-name="P2"><text:s text:c="10"/>$GIT_DIR/objects directory is used.</text:p>
      <text:p text:style-name="P2"/>
      <text:p text:style-name="P2"><text:s text:c="6"/>GIT_ALTERNATE_OBJECT_DIRECTORIES</text:p>
      <text:p text:style-name="P2"><text:s text:c="10"/>Due to the immutable nature of Git objects, old objects can be archived into</text:p>
      <text:p text:style-name="P2"><text:s text:c="10"/>shared, read-only directories. This variable specifies a ":" separated (on</text:p>
      <text:p text:style-name="P2"><text:s text:c="10"/>Windows ";" separated) list of Git object directories which can be used to search</text:p>
      <text:p text:style-name="P2"><text:s text:c="10"/>for Git objects. New objects will not be written to these directories.</text:p>
      <text:p text:style-name="P2"/>
      <text:p text:style-name="P2"><text:s text:c="10"/>Entries that begin with " (double-quote) will be interpreted as C-style quoted</text:p>
      <text:p text:style-name="P2"><text:s text:c="10"/>paths, removing leading and trailing double-quotes and respecting backslash</text:p>
      <text:p text:style-name="P2"><text:s text:c="10"/>escapes. E.g., the value "path-with-\"-and-:-in-it":vanilla-path has two paths:</text:p>
      <text:p text:style-name="P2"><text:s text:c="10"/>path-with-"-and-:-in-it and vanilla-path.</text:p>
      <text:p text:style-name="P2"/>
      <text:p text:style-name="P2"><text:s text:c="6"/>GIT_DIR</text:p>
      <text:p text:style-name="P2"><text:s text:c="10"/>If the GIT_DIR environment variable is set then it specifies a path to use</text:p>
      <text:p text:style-name="P2"><text:s text:c="10"/>instead of the default .git for the base of the repository. The --git-dir</text:p>
      <text:p text:style-name="P2"><text:s text:c="10"/>command-line option also sets this value.</text:p>
      <text:p text:style-name="P2"/>
      <text:p text:style-name="P2"><text:s text:c="6"/>GIT_WORK_TREE</text:p>
      <text:p text:style-name="P2"><text:s text:c="10"/>Set the path to the root of the working tree. This can also be controlled by the</text:p>
      <text:p text:style-name="P2"><text:s text:c="10"/>--work-tree command-line option and the core.worktree configuration variable.</text:p>
      <text:p text:style-name="P2"/>
      <text:p text:style-name="P2"><text:s text:c="6"/>GIT_NAMESPACE</text:p>
      <text:p text:style-name="P2"><text:s text:c="10"/>Set the Git namespace; see gitnamespaces(7) for details. The --namespace</text:p>
      <text:p text:style-name="P2"><text:s text:c="10"/>command-line option also sets this value.</text:p>
      <text:p text:style-name="P2"/>
      <text:p text:style-name="P2"><text:s text:c="6"/>GIT_CEILING_DIRECTORIES</text:p>
      <text:p text:style-name="P2"><text:s text:c="10"/>This should be a colon-separated list of absolute <text:soft-page-break/>paths. If set, it is a list of</text:p>
      <text:p text:style-name="P2"><text:s text:c="10"/>directories that Git should not chdir up into while looking for a repository</text:p>
      <text:p text:style-name="P2"><text:s text:c="10"/>directory (useful for excluding slow-loading network directories). It will not</text:p>
      <text:p text:style-name="P2"><text:s text:c="10"/>exclude the current working directory or a GIT_DIR set on the command line or in</text:p>
      <text:p text:style-name="P2"><text:s text:c="10"/>the environment. Normally, Git has to read the entries in this list and resolve</text:p>
      <text:p text:style-name="P2"><text:s text:c="10"/>any symlink that might be present in order to compare them with the current</text:p>
      <text:p text:style-name="P2"><text:s text:c="10"/>directory. However, if even this access is slow, you can add an empty entry to</text:p>
      <text:p text:style-name="P2"><text:s text:c="10"/>the list to tell Git that the subsequent entries are not symlinks and needns working file (e.g. <text:s/>new-file in</text:p>
      <text:p text:style-name="P2"><text:s text:c="10"/>"git-diff-files"), /dev/null (e.g. <text:s/>old-file when a new file is added), or a</text:p>
      <text:p text:style-name="P2"><text:s text:c="10"/>temporary file (e.g. <text:s/>old-file in the index). <text:s/>GIT_EXTERNAL_DIFF should not worry</text:p>
      <text:p text:style-name="P2"><text:s text:c="10"/>about unlinking the temporary file --- it is removed when GIT_EXTERNAL_DIFF</text:p>
      <text:p text:style-name="P2"><text:s text:c="10"/>exits.</text:p>
      <text:p text:style-name="P2"/>
      <text:p text:style-name="P2"><text:s text:c="10"/>For a path that is unmerged, GIT_EXTERNAL_DIFF is called with 1 parameter,</text:p>
      <text:p text:style-name="P2"><text:s text:c="10"/>&lt;path&gt;.</text:p>
      <text:p text:style-name="P2"/>
      <text:p text:style-name="P2"><text:s text:c="10"/>For each path GIT_EXTERNAL_DIFF is called, two environment variables,</text:p>
      <text:p text:style-name="P2"><text:s text:c="10"/>GIT_DIFF_PATH_COUNTER and GIT_DIFF_PATH_TOTAL are set.</text:p>
      <text:p text:style-name="P2"/>
      <text:p text:style-name="P2"><text:s text:c="6"/>GIT_DIFF_PATH_COUNTER</text:p>
      <text:p text:style-name="P2"><text:s text:c="10"/>A 1-based counter incremented by one for every path.</text:p>
      <text:p text:style-name="P2"/>
      <text:p text:style-name="P2"><text:s text:c="6"/>GIT_DIFF_PATH_TOTAL</text:p>
      <text:p text:style-name="P2"><text:s text:c="10"/>The total number of paths.</text:p>
      <text:p text:style-name="P2"/>
      <text:p text:style-name="P2"><text:s text:c="2"/>other</text:p>
      <text:p text:style-name="P2"><text:s text:c="6"/>GIT_MERGE_VERBOSITY</text:p>
      <text:p text:style-name="P2"><text:soft-page-break/><text:s text:c="10"/>A number controlling the amount of output shown by the recursive merge strategy.</text:p>
      <text:p text:style-name="P2"><text:s text:c="10"/>Overrides merge.verbosity. See git-merge(1)</text:p>
      <text:p text:style-name="P2"/>
      <text:p text:style-name="P2"><text:s text:c="6"/>GIT_PAGER</text:p>
      <text:p text:style-name="P2"><text:s text:c="10"/>This environment variable overrides $PAGER. If it is set to an empty string or to</text:p>
      <text:p text:style-name="P2"><text:s text:c="10"/>the value "cat", Git will not launch a pager. See also the core.pager option in</text:p>
      <text:p text:style-name="P2"><text:s text:c="10"/>git-config(1).</text:p>
      <text:p text:style-name="P2"/>
      <text:p text:style-name="P2"><text:s text:c="6"/>GIT_PROGRESS_DELAY</text:p>
      <text:p text:style-name="P2"><text:s text:c="10"/>A number controlling how many seconds to delay before showing optional progress</text:p>
      <text:p text:style-name="P2"><text:s text:c="10"/>indicators. Defaults to 2.</text:p>
      <text:p text:style-name="P2"/>
      <text:p text:style-name="P2"><text:s text:c="6"/>GIT_EDITOR</text:p>
      <text:p text:style-name="P2"><text:s text:c="10"/>This environment variable overrides $EDITOR and $VISUAL. It is used by several</text:p>
      <text:p text:style-name="P2"><text:s text:c="10"/>Git commands when, on interactive mode, an editor is to be launched. See also</text:p>
      <text:p text:style-name="P2"><text:s text:c="10"/>git-var(1) and the core.editor option in git-config(1).</text:p>
      <text:p text:style-name="P2"/>
      <text:p text:style-name="P2"><text:s text:c="6"/>GIT_SSH, GIT_SSH_COMMAND</text:p>
      <text:p text:style-name="P2"><text:s text:c="10"/>If either of these environment variables is set then git fetch and git push will</text:p>
      <text:p text:style-name="P2"><text:s text:c="10"/>use the specified command instead of ssh when they need to connect to a remote</text:p>
      <text:p text:style-name="P2"><text:s text:c="10"/>system. The command-line parameters passed to the configured command are</text:p>
      <text:p text:style-name="P2"><text:s text:c="10"/>determined by the ssh variant. See ssh.variant option in git-config(1) for</text:p>
      <text:p text:style-name="P2"><text:s text:c="10"/>details.</text:p>
      <text:p text:style-name="P2"/>
      <text:p text:style-name="P2"><text:s text:c="10"/>$GIT_SSH_COMMAND takes precedence over $GIT_SSH, and is interpreted by the shell,</text:p>
      <text:p text:style-name="P2"><text:s text:c="10"/>which allows additional arguments to be included. <text:s/>$GIT_SSH on the other hand</text:p>
      <text:p text:style-name="P2"><text:s text:c="10"/>must be just the path to a program (which can be a wrapper shell script, if</text:p>
      <text:p text:style-name="P2"><text:soft-page-break/><text:s text:c="10"/>additional arguments are needed).</text:p>
      <text:p text:style-name="P2"/>
      <text:p text:style-name="P2"><text:s text:c="10"/>Usually it is easier to configure any desired options through your personal</text:p>
      <text:p text:style-name="P2"><text:s text:c="10"/>.ssh/config file. Please consult your ssh documentation for further details.</text:p>
      <text:p text:style-name="P2"/>
      <text:p text:style-name="P2"><text:s text:c="6"/>GIT_SSH_VARIANT</text:p>
      <text:p text:style-name="P2"><text:s text:c="10"/>If this environment variable is set, it overrides Gits history, and each parent represents an immediately</text:p>
      <text:p text:style-name="P2"><text:s text:c="6"/>preceding step. Commits with more than one parent represent merges of independent</text:p>
      <text:p text:style-name="P2"><text:s text:c="6"/>lines of development.</text:p>
      <text:p text:style-name="P2"/>
      <text:p text:style-name="P2"><text:s text:c="6"/>All objects are named by the SHA-1 hash of their contents, normally written as a</text:p>
      <text:p text:style-name="P2"><text:s text:c="6"/>string of 40 hex digits. Such names are globally unique. The entire history leading</text:p>
      <text:p text:style-name="P2"><text:s text:c="6"/>up to a commit can be vouched for by signing just that commit. A fourth object type,</text:p>
      <text:p text:style-name="P2"><text:s text:c="6"/>the tag, is provided for this purpose.</text:p>
      <text:p text:style-name="P2"/>
      <text:p text:style-name="P2"><text:s text:c="6"/>When first created, objects are stored in individual files, but for efficiency may</text:p>
      <text:p text:style-name="P2"><text:s text:c="6"/>later be compressed together into "pack files".</text:p>
      <text:p text:style-name="P2"/>
      <text:p text:style-name="P2"><text:s text:c="6"/>Named pointers called refs mark interesting points in history. A ref may contain the</text:p>
      <text:p text:style-name="P2"><text:s text:c="6"/>SHA-1 name of an object or the name of another ref. Refs with names beginning</text:p>
      <text:p text:style-name="P2"><text:s text:c="6"/>ref/head/ contain the SHA-1 name of the most recent commit (or "head") of a branch</text:p>
      <text:p text:style-name="P2"><text:s text:c="6"/>under development. SHA-1 names of tags of interest are stored under ref/tags/. A</text:p>
      <text:p text:style-name="P2"><text:s text:c="6"/>special ref named HEAD contains the name of the currently checked-out branch.</text:p>
      <text:p text:style-name="P2"/>
      <text:p text:style-name="P2"><text:s text:c="6"/>The index file is initialized with a list of all paths and, for each path, a blob</text:p>
      <text:p text:style-name="P2"><text:s text:c="6"/>object and a set of attributes. The blob object represents the contents of the file</text:p>
      <text:p text:style-name="P2"><text:soft-page-break/><text:s text:c="6"/>as of the head of the current branch. The attributes (last modified time, size, etc.)</text:p>
      <text:p text:style-name="P2"><text:s text:c="6"/>are taken from the corresponding file in the working tree. Subsequent changes to the</text:p>
      <text:p text:style-name="P2"><text:s text:c="6"/>working tree can be found by comparing these attributes. The index may be updated</text:p>
      <text:p text:style-name="P2"><text:s text:c="6"/>with new content, and new commits may be created from the content stored in the</text:p>
      <text:p text:style-name="P2"><text:s text:c="6"/>index.</text:p>
      <text:p text:style-name="P2"/>
      <text:p text:style-name="P2"><text:s text:c="6"/>The index is also capable of storing multiple entries (called "stages") for a given</text:p>
      <text:p text:style-name="P2"><text:s text:c="6"/>pathname. These stages are used to hold the various unmerged version of a file when a</text:p>
      <text:p text:style-name="P2"><text:s text:c="6"/>merge is in progress.</text:p>
      <text:p text:style-name="P2"/>
      <text:p text:style-name="P2">FURTHER DOCUMENTATION</text:p>
      <text:p text:style-name="P2"><text:s text:c="6"/>See the references in the "description" section to get started using Git. The</text:p>
      <text:p text:style-name="P2"><text:s text:c="6"/>following is probably more detail than necessary for a first-time user.</text:p>
      <text:p text:style-name="P2"/>
      <text:p text:style-name="P2"><text:s text:c="6"/>The Git concepts chapter of the user-manual[3] and gitcore-tutorial(7) both provide</text:p>
      <text:p text:style-name="P2"><text:s text:c="6"/>introductions to the underlying Git architecture.</text:p>
      <text:p text:style-name="P2"/>
      <text:p text:style-name="P2"><text:s text:c="6"/>See gitworkflows(7) for an overview of recommended workflows.</text:p>
      <text:p text:style-name="P2"/>
      <text:p text:style-name="P2"><text:s text:c="6"/>See also the howto[4] documents for some useful examples.</text:p>
      <text:p text:style-name="P2"/>
      <text:p text:style-name="P2"><text:s text:c="6"/>The internals are documented in the Git API documentation[5].</text:p>
      <text:p text:style-name="P2"/>
      <text:p text:style-name="P2"><text:s text:c="6"/>Users migrating from CVS may also want to read gitcvs-migration(7).</text:p>
      <text:p text:style-name="P2"/>
      <text:p text:style-name="P2">AUTHORS</text:p>
      <text:p text:style-name="P2"><text:s text:c="6"/>Git was started by Linus Torvalds, and is currently maintained by Junio C Hamano.</text:p>
      <text:p text:style-name="P2"><text:soft-page-break/><text:s text:c="6"/>Numerous contributions have come from the Git mailing list &lt;git@vger.kernel.org[6]&gt;.</text:p>
      <text:p text:style-name="P2"><text:s text:c="6"/>http://www.openhub.net/p/git/contributors/summary gives you a more complete list of</text:p>
      <text:p text:style-name="P2"><text:s text:c="6"/>contributors.</text:p>
      <text:p text:style-name="P2"/>
      <text:p text:style-name="P2"><text:s text:c="6"/>If you have a clone of git.git itself, the output of git-shortlog(1) and git-blame(1)</text:p>
      <text:p text:style-name="P2"><text:s text:c="6"/>can show you the authors for specific parts of the project.</text:p>
      <text:p text:style-name="P2"/>
      <text:p text:style-name="P2">REPORTING BUGS</text:p>
      <text:p text:style-name="P2"><text:s text:c="6"/>Report bugs to the Git mailing list &lt;git@vger.kernel.org[6]&gt; where the development</text:p>
      <text:p text:style-name="P2"><text:s text:c="6"/>and maintenance is primarily done. You do not have to be subscribed to the list to</text:p>
      <text:p text:style-name="P2"><text:s text:c="6"/>send a message there. See the list archive at https://lore.kernel.org/git for</text:p>
      <text:p text:style-name="P2"><text:s text:c="6"/>previous bug reports and other discussions.</text:p>
      <text:p text:style-name="P2"/>
      <text:p text:style-name="P2"><text:s text:c="6"/>Issues which are security relevant should be disclosed privately to the Git Security</text:p>
      <text:p text:style-name="P2"><text:s text:c="6"/>mailing list &lt;git-security@googlegroups.com[7]&gt;.</text:p>
      <text:p text:style-name="P2"/>
      <text:p text:style-name="P2">SEE ALSO</text:p>
      <text:p text:style-name="P2"><text:s text:c="6"/>gittutorial(7), gittutorial-2(7), giteveryday(7), gitcvs-migration(7),</text:p>
      <text:p text:style-name="P2"><text:s text:c="6"/>gitglossary(7), gitcore-tutorial(7), gitcli(7), The Git Users Manual</text:p>
      <text:p text:style-name="P2"><text:s text:c="10"/>file:///usr/share/doc/git/html/user-manual.html</text:p>
      <text:p text:style-name="P2"/>
      <text:p text:style-name="P2"><text:s text:c="7"/>2. Trace2 documentation</text:p>
      <text:p text:style-name="P2"><text:s text:c="10"/>file:///usr/share/doc/git/html/technical/api-trace2.html</text:p>
      <text:p text:style-name="P2"/>
      <text:p text:style-name="P2"><text:s text:c="7"/>3. Git concepts chapter of the user-manual</text:p>
      <text:p text:style-name="P2"><text:s text:c="10"/>file:///usr/share/doc/git/html/user-manual.html#git-concepts</text:p>
      <text:p text:style-name="P2"/>
      <text:p text:style-name="P2"><text:s text:c="7"/>4. howto</text:p>
      <text:p text:style-name="P2"><text:s text:c="10"/>file:///usr/share/doc/git/html/howto-index.html</text:p>
      <text:p text:style-name="P2"><text:soft-page-break/></text:p>
      <text:p text:style-name="P2"><text:s text:c="7"/>5. Git API documentation</text:p>
      <text:p text:style-name="P2"><text:s text:c="10"/>file:///usr/share/doc/git/html/technical/api-index.html</text:p>
      <text:p text:style-name="P2"/>
      <text:p text:style-name="P2"><text:s text:c="7"/>6. git@vger.kernel.org</text:p>
      <text:p text:style-name="P2"><text:s text:c="10"/>mailto:git@vger.kernel.org</text:p>
      <text:p text:style-name="P2"/>
      <text:p text:style-name="P2"><text:s text:c="7"/>7. git-security@googlegroups.com</text:p>
      <text:p text:style-name="P2"><text:s text:c="10"/>mailto:git-security@googlegroups.com</text:p>
      <text:p text:style-name="P2"/>
      <text:p text:style-name="P2">Git 2.25.1 <text:s text:c="30"/>04/20/2020 <text:s text:c="34"/>GIT(1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" svg:font-family="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1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date>2020-08-16T22:05:08.575437627</dc:date>
    <meta:editing-duration>PT59M59S</meta:editing-duration>
    <meta:editing-cycles>1</meta:editing-cycles>
    <meta:document-statistic meta:table-count="0" meta:image-count="0" meta:object-count="0" meta:page-count="20" meta:paragraph-count="449" meta:word-count="2686" meta:character-count="22187" meta:non-whitespace-character-count="16349"/>
  </office:meta>
</office:document-meta>
</file>